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APPEARANCE (2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APPEARANCE (24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ointing for the tomb (2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rival at the tomb (24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rival at the tomb (24:2-3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men find an open tomb (24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men find an empty tomb (24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FIRST APPEARANCE (24:1-12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ointing for the tomb (24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rival at the tomb (24:2-3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ngels beside the tomb (24:4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ngels beside the tomb (24:4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ir radiance (2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reassurance (24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ir reminder (24:6-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ir reminder (24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Concerning his crucifixion (24:6-7a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Concerning his resurrection (24:7b-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angels beside the tomb (24:4-8)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ir radiance (24: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ir reassurance (24: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ir reminder (24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FIRST APPEARANCE (24:1-12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ointing for the tomb (24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rrival at the tomb (24:2-3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ngels beside the tomb (24:4-8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ccount concerning the tomb (24:9-1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account concerning the tomb (24:9-12)<text:s text:c="1"/>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ssengers (24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ssage (24:9, 11-1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ssage (24:9, 11-12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Most ignore their report (24:9, 1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One investigates their report (24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account concerning the tomb (24:9-12)<text:s text:c="1"/></text:span><text:span text:style-name="a592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messengers (24:1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essage (24:9, 1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2-tx-Title-and-Text" presentation:presentation-page-layout-name="Master1-PPL12" draw:id="Slide-267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FIRST APPEARANCE (24:1-12)<text:s text:c="1"/></text:span><text:span text:style-name="a607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anointing for the tomb (24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rrival at the tomb (24:2-3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gels beside the tomb (24:4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ccount concerning the tomb (24:9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LUKE 24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FIRST APPEARANCE (24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SECOND APPEARANCE (24:13-3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-title-Title-Slide" presentation:presentation-page-layout-name="Master1-PPL1" draw:id="Slide-269">
        <draw:frame draw:id="id109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SECOND APPEARANCE (24:13-35)<text:s text:c="1"/></text:span><text:span text:style-name="a643" text:class-names=""/></text:p>
          </draw:text-box>
          <svg:title/>
          <svg:desc/>
        </draw:frame>
        <draw:frame draw:id="id110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reunion with Jesus (24:13-16):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reunion with Jesus (24:13-16):<text:s text:c="1"/></text:span><text:span text:style-name="a653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ir discussion (23:13-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darkness (24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SECOND APPEARANCE (24:13-35)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reunion with Jesus (24:13-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quest from Jesus (24:17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ply to Jesus (24:18-2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reply to Jesus (24:18-24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y tell him their problem (24:18-2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y tell him their puzzle (24:22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OND APPEARANCE (24:13-35)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reunion with Jesus (24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request from Jesus (2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reply to Jesus (24:18-24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rebuke by Jesus (24:25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rebuke by Jesus (24:25-27)<text:s text:c="1"/></text:span><text:span text:style-name="a722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ir ignorance of the Scriptures (2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interpretation of the Scriptures (24:26-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0" draw:style-name="a735" draw:master-page-name="Master1-Layout12-tx-Title-and-Text" presentation:presentation-page-layout-name="Master1-PPL12" draw:id="Slide-275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OND APPEARANCE (24:13-35)<text:s text:c="1"/></text:span><text:span text:style-name="a737" text:class-names=""/></text:p>
          </draw:text-box>
          <svg:title/>
          <svg:desc/>
        </draw:frame>
        <draw:frame draw:id="id122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reunion with Jesus (24:13-1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request from Jesus (24: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reply to Jesus (24:18-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buke by Jesus (24:25-27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recognition of Jesus (24:28-3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1" draw:style-name="a759" draw:master-page-name="Master1-Layout1-title-Title-Slide" presentation:presentation-page-layout-name="Master1-PPL1" draw:id="Slide-276">
        <draw:frame draw:id="id123" presentation:style-name="a763" draw:name="Title 1" svg:x="1.38in" svg:y="0.83in" svg:width="10.3in" svg:height="4.42in" presentation:class="title" presentation:placeholder="false">
          <draw:text-box>
            <text:p text:style-name="a762" text:class-names="" text:cond-style-name=""><text:span text:style-name="a760" text:class-names=""><text:s text:c="1"/>The recognition of Jesus (24:28-35)<text:s text:c="1"/></text:span><text:span text:style-name="a761" text:class-names=""/></text:p>
          </draw:text-box>
          <svg:title/>
          <svg:desc/>
        </draw:frame>
        <draw:frame draw:id="id124" presentation:style-name="a768" draw:name="Subtitle 2" svg:x="1.38in" svg:y="5.25in" svg:width="10.3in" svg:height="1.85in" presentation:class="subtitle" presentation:placeholder="false">
          <draw:text-box>
            <text:p text:style-name="a765" text:class-names="" text:cond-style-name=""><text:span text:style-name="a764" text:class-names=""><text:s text:c="1"/>The meal (24:28-31a)<text:s text:c="1"/></text:span></text:p>
            <text:p text:style-name="a767" text:class-names="" text:cond-style-name=""><text:span text:style-name="a766" text:class-names=""/></text:p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meal (24:28-31a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invitation (24:28-2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velation (24:30-31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cognition of Jesus (24:28-35)<text:s text:c="1"/></text:span><text:span text:style-name="a786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The meal (24:28-31a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miracle (24:31b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meditation (24:32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mission (24:33-3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SECOND APPEARANCE (24:13-35)<text:s text:c="1"/></text:span><text:span text:style-name="a807" text:class-names=""/></text:p>
          </draw:text-box>
          <svg:title/>
          <svg:desc/>
        </draw:frame>
        <draw:frame draw:id="id130" presentation:style-name="a828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union with Jesus (24:13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quest from Jesus (24:1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reply to Jesus (24:18-2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rebuke by Jesus (24:25-27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recognition of Jesus (24:28-35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5" draw:style-name="a829" draw:master-page-name="Master1-Layout12-tx-Title-and-Text" presentation:presentation-page-layout-name="Master1-PPL12" draw:id="Slide-280">
        <draw:frame draw:id="id131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LUKE 24</text:span><text:span text:style-name="a831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FIRST APPEARANCE (24:1-1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ECOND APPEARANCE (24:13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IRD APPEARANCE (24:36-49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6" draw:style-name="a847" draw:master-page-name="Master1-Layout12-tx-Title-and-Text" presentation:presentation-page-layout-name="Master1-PPL12" draw:id="Slide-281">
        <draw:frame draw:id="id13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THIRD APPEARANCE (24:36-49)<text:s text:c="1"/></text:span><text:span text:style-name="a849" text:class-names=""/></text:p>
          </draw:text-box>
          <svg:title/>
          <svg:desc/>
        </draw:frame>
        <draw:frame draw:id="id13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reappearing of Jesus (24: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reassuring by Jesus (24:37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7" draw:style-name="a862" draw:master-page-name="Master1-Layout12-tx-Title-and-Text" presentation:presentation-page-layout-name="Master1-PPL12" draw:id="Slide-282">
        <draw:frame draw:id="id13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 reassuring by Jesus (24:37-43)<text:s text:c="1"/></text:span><text:span text:style-name="a864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ir panic (24:37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His proof (24:38-4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8" draw:style-name="a877" draw:master-page-name="Master1-Layout12-tx-Title-and-Text" presentation:presentation-page-layout-name="Master1-PPL12" draw:id="Slide-283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His proof (24:38-43):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First proof (24:38-40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Second proof (24:41-4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9" draw:style-name="a892" draw:master-page-name="Master1-Layout12-tx-Title-and-Text" presentation:presentation-page-layout-name="Master1-PPL12" draw:id="Slide-284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reassuring by Jesus (24:37-43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ir panic (24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is proof (24:38-4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0" draw:style-name="a907" draw:master-page-name="Master1-Layout12-tx-Title-and-Text" presentation:presentation-page-layout-name="Master1-PPL12" draw:id="Slide-285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THIRD APPEARANCE (24:36-49)<text:s text:c="1"/></text:span><text:span text:style-name="a909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appearing of Jesus (24: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eassuring by Jesus (24:37-43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vealing by Jesus (24:44-49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revealing by Jesus (24:44-49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e reviews his past ministry (24:44-4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 previews their future ministry (24:48-49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32" draw:style-name="a940" draw:master-page-name="Master1-Layout12-tx-Title-and-Text" presentation:presentation-page-layout-name="Master1-PPL12" draw:id="Slide-287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IRD APPEARANCE (24:36-49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reappearing of Jesus (24:36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reassuring by Jesus (24:37-43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revealing by Jesus (24:44-49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LUKE 24</text:span><text:span text:style-name="a960" text:class-names=""/></text:p>
          </draw:text-box>
          <svg:title/>
          <svg:desc/>
        </draw:frame>
        <draw:frame draw:id="id148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FIRST APPEARANCE (24:1-12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SECOND APPEARANCE (24:13-35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IRD APPEARANCE (24:36-49)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FOURTH APPEARANCE (24:50-53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4" draw:style-name="a979" draw:master-page-name="Master1-Layout12-tx-Title-and-Text" presentation:presentation-page-layout-name="Master1-PPL12" draw:id="Slide-289">
        <draw:frame draw:id="id149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FOURTH APPEARANCE (24:50-53)<text:s text:c="1"/></text:span><text:span text:style-name="a981" text:class-names=""/></text:p>
          </draw:text-box>
          <svg:title/>
          <svg:desc/>
        </draw:frame>
        <draw:frame draw:id="id150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The place (24:50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articulars (24:51-53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5" draw:style-name="a994" draw:master-page-name="Master1-Layout12-tx-Title-and-Text" presentation:presentation-page-layout-name="Master1-PPL12" draw:id="Slide-290">
        <draw:frame draw:id="id151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LUKE 24</text:span><text:span text:style-name="a996" text:class-names=""/></text:p>
          </draw:text-box>
          <svg:title/>
          <svg:desc/>
        </draw:frame>
        <draw:frame draw:id="id152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FIRST APPEARANCE (24:1-12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SECOND APPEARANCE (24:13-3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IRD APPEARANCE (24:36-49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FOURTH APPEARANCE (24:50-53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4</dc:title>
    <meta:initial-creator>David STRICKLAND</meta:initial-creator>
    <dc:creator>David STRICKLAND</dc:creator>
    <meta:creation-date>2020-02-22T19:30:05Z</meta:creation-date>
    <dc:date>2020-02-22T19:30:05Z</dc:date>
    <meta:template xlink:href="BibleStudy" xlink:type="simple"/>
    <meta:editing-cycles>1</meta:editing-cycles>
    <meta:editing-duration>PT0S</meta:editing-duration>
    <meta:document-statistic meta:paragraph-count="127" meta:word-count="877"/>
  </office:meta>
</office:document-meta>
</file>